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HelperField.append( char [ ] st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reindex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IndexTransformerOptimized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IndexHelperField( String local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Optimized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uceneIndexTransformerOptimized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startElement( String namespaceURI , String localName , String qName , Attributes at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LuceneIndexTransformerOptimized.ui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openWri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uceneIndexTransformerOptimized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HelperField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endElement( String namespaceURI , String localName , String q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IndexerConfiguration.IndexerConfiguration( String analyzerClassname , String indexDirectory , int merge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Optimized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IndexTransformerOptimized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characters( char [ ] ch , int star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HelperField.append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ceneIndexTransformerOptimized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IndexTransformerOptimized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ndexTransformerOptimized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